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cd6" officeooo:paragraph-rsid="0000a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 : ghp_C7dR7IiPOquQ7NSNImpuEeS7KLZPBm1W0Wa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8:26:56.940998708</meta:creation-date>
    <dc:date>2025-03-12T08:28:07.919164192</dc:date>
    <meta:editing-duration>PT1M11S</meta:editing-duration>
    <meta:editing-cycles>1</meta:editing-cycles>
    <meta:document-statistic meta:table-count="0" meta:image-count="0" meta:object-count="0" meta:page-count="1" meta:paragraph-count="1" meta:word-count="3" meta:character-count="48" meta:non-whitespace-character-count="46"/>
    <meta:generator>LibreOffice/7.3.7.2$Linux_X86_64 LibreOffice_project/30$Build-2</meta:generator>
  </office:meta>
</office:document-meta>
</file>